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4">
            <calcext:condition calcext:apply-style-name="Error" calcext:value="duplicate" calcext:base-cell-address="list.B3"/>
          </calcext:conditional-format>
          <calcext:conditional-format calcext:target-range-address="list.C3:list.C31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82"/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3:list.C294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6:04:50.52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3T06:50:15.394000000</dc:date>
    <meta:editing-duration>P2DT15H47M12S</meta:editing-duration>
    <meta:editing-cycles>1054</meta:editing-cycles>
    <meta:document-statistic meta:table-count="4" meta:cell-count="343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